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5.01pt"/>
    </style:style>
    <style:style style:name="co2" style:family="table-column">
      <style:table-column-properties fo:break-before="auto" style:column-width="177pt"/>
    </style:style>
    <style:style style:name="co3" style:family="table-column">
      <style:table-column-properties fo:break-before="auto" style:column-width="250.36pt"/>
    </style:style>
    <style:style style:name="co4" style:family="table-column">
      <style:table-column-properties fo:break-before="auto" style:column-width="249.14pt"/>
    </style:style>
    <style:style style:name="co5" style:family="table-column">
      <style:table-column-properties fo:break-before="auto" style:column-width="176.94pt"/>
    </style:style>
    <style:style style:name="co6" style:family="table-column">
      <style:table-column-properties fo:break-before="auto" style:column-width="164.89pt"/>
    </style:style>
    <style:style style:name="co7" style:family="table-column">
      <style:table-column-properties fo:break-before="auto" style:column-width="204.6pt"/>
    </style:style>
    <style:style style:name="co8" style:family="table-column">
      <style:table-column-properties fo:break-before="auto" style:column-width="212.14pt"/>
    </style:style>
    <style:style style:name="co9" style:family="table-column">
      <style:table-column-properties fo:break-before="auto" style:column-width="189.64pt"/>
    </style:style>
    <style:style style:name="co10" style:family="table-column">
      <style:table-column-properties fo:break-before="auto" style:column-width="161.29pt"/>
    </style:style>
    <style:style style:name="co11" style:family="table-column">
      <style:table-column-properties fo:break-before="auto" style:column-width="244.29pt"/>
    </style:style>
    <style:style style:name="co12" style:family="table-column">
      <style:table-column-properties fo:break-before="auto" style:column-width="172.01pt"/>
    </style:style>
    <style:style style:name="co13" style:family="table-column">
      <style:table-column-properties fo:break-before="auto" style:column-width="162.34pt"/>
    </style:style>
    <style:style style:name="co14" style:family="table-column">
      <style:table-column-properties fo:break-before="auto" style:column-width="72pt"/>
    </style:style>
    <style:style style:name="co15" style:family="table-column">
      <style:table-column-properties fo:break-before="auto" style:column-width="117.04pt"/>
    </style:style>
    <style:style style:name="co16" style:family="table-column">
      <style:table-column-properties fo:break-before="auto" style:column-width="96.01pt"/>
    </style:style>
    <style:style style:name="co17" style:family="table-column">
      <style:table-column-properties fo:break-before="auto" style:column-width="106.5pt"/>
    </style:style>
    <style:style style:name="co18" style:family="table-column">
      <style:table-column-properties fo:break-before="auto" style:column-width="132.8pt"/>
    </style:style>
    <style:style style:name="co19" style:family="table-column">
      <style:table-column-properties fo:break-before="auto" style:column-width="126.26pt"/>
    </style:style>
    <style:style style:name="co20" style:family="table-column">
      <style:table-column-properties fo:break-before="auto" style:column-width="132.41pt"/>
    </style:style>
    <style:style style:name="co21" style:family="table-column">
      <style:table-column-properties fo:break-before="auto" style:column-width="125.94pt"/>
    </style:style>
    <style:style style:name="co22" style:family="table-column">
      <style:table-column-properties fo:break-before="auto" style:column-width="343.25pt"/>
    </style:style>
    <style:style style:name="co23" style:family="table-column">
      <style:table-column-properties fo:break-before="auto" style:column-width="73.76pt"/>
    </style:style>
    <style:style style:name="ro1" style:family="table-row">
      <style:table-row-properties style:row-height="13.01pt" fo:break-before="auto" style:use-optimal-row-height="false"/>
    </style:style>
    <style:style style:name="ro2" style:family="table-row">
      <style:table-row-properties style:row-height="34.95pt" fo:break-before="auto" style:use-optimal-row-height="false"/>
    </style:style>
    <style:style style:name="ro3" style:family="table-row">
      <style:table-row-properties style:row-height="15.99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27.24pt" fo:break-before="auto" style:use-optimal-row-height="false"/>
    </style:style>
    <style:style style:name="ro6" style:family="table-row">
      <style:table-row-properties style:row-height="39.8pt" fo:break-before="auto" style:use-optimal-row-height="false"/>
    </style:style>
    <style:style style:name="ro7" style:family="table-row">
      <style:table-row-properties style:row-height="20.01pt" fo:break-before="auto" style:use-optimal-row-height="false"/>
    </style:style>
    <style:style style:name="ro8" style:family="table-row">
      <style:table-row-properties style:row-height="12.81pt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4pt" fo:font-style="normal" fo:text-shadow="none" style:text-underline-style="none" fo:font-weight="bold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1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 style:data-style-name="N12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4" style:family="table-cell" style:parent-style-name="Default" style:data-style-name="N12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5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6" style:family="table-cell" style:parent-style-name="Default" style:data-style-name="N10156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draw:text-style-name="P1" svg:width="902.44pt" svg:height="630.14pt" svg:x="61.85pt" svg:y="466.21pt">
            <loext:p draw:notify-on-update-of-ranges="'Sheet 1 - Table 1'.B4:'Sheet 1 - Table 1'.B10 'Sheet 1 - Table 1'.H3:'Sheet 1 - Table 1'.H3 'Sheet 1 - Table 1'.G4:'Sheet 1 - Table 1'.G10 'Sheet 1 - Table 1'.E3:'Sheet 1 - Table 1'.E3 'Sheet 1 - Table 1'.E4:'Sheet 1 - Table 1'.E10 'Sheet 1 - Table 1'.G3:'Sheet 1 - Table 1'.G3 'Sheet 1 - Table 1'.G4:'Sheet 1 - Table 1'.G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" draw:style-name="gr1" draw:text-style-name="P1" svg:width="902.27pt" svg:height="630.14pt" svg:x="1154.55pt" svg:y="417.54pt">
            <loext:p draw:notify-on-update-of-ranges="'Sheet 1 - Table 1'.B4:'Sheet 1 - Table 1'.B8 'Sheet 1 - Table 1'.I3:'Sheet 1 - Table 1'.I3 'Sheet 1 - Table 1'.I4:'Sheet 1 - Table 1'.I8 'Sheet 1 - Table 1'.F3:'Sheet 1 - Table 1'.F3 'Sheet 1 - Table 1'.F4:'Sheet 1 - Table 1'.F8 'Sheet 1 - Table 1'.G3:'Sheet 1 - Table 1'.G3 'Sheet 1 - Table 1'.G4:'Sheet 1 - Table 1'.G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" draw:style-name="gr1" draw:text-style-name="P1" svg:width="902.3pt" svg:height="630.14pt" svg:x="121.27pt" svg:y="1173.17pt">
            <loext:p draw:notify-on-update-of-ranges="'Sheet 1 - Table 1'.B14:'Sheet 1 - Table 1'.B22 'Sheet 1 - Table 1'.H13:'Sheet 1 - Table 1'.H13 'Sheet 1 - Table 1'.H14:'Sheet 1 - Table 1'.H22 'Sheet 1 - Table 1'.E13:'Sheet 1 - Table 1'.E13 'Sheet 1 - Table 1'.E14:'Sheet 1 - Table 1'.E22 'Sheet 1 - Table 1'.G13:'Sheet 1 - Table 1'.G13 'Sheet 1 - Table 1'.G14:'Sheet 1 - Table 1'.G2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Chart 1" draw:style-name="gr1" draw:text-style-name="P1" svg:width="902.27pt" svg:height="630.14pt" svg:x="1201.83pt" svg:y="1157.84pt">
            <loext:p draw:notify-on-update-of-ranges="'Sheet 1 - Table 1'.B14:'Sheet 1 - Table 1'.B18 'Sheet 1 - Table 1'.I13:'Sheet 1 - Table 1'.I13 'Sheet 1 - Table 1'.I14:'Sheet 1 - Table 1'.I18 'Sheet 1 - Table 1'.F13:'Sheet 1 - Table 1'.F13 'Sheet 1 - Table 1'.F14:'Sheet 1 - Table 1'.F18 'Sheet 1 - Table 1'.G13:'Sheet 1 - Table 1'.G13 'Sheet 1 - Table 1'.G14:'Sheet 1 - Table 1'.G1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Chart 1" draw:style-name="gr1" draw:text-style-name="P1" svg:width="902.95pt" svg:height="630.11pt" svg:x="160.19pt" svg:y="1884.76pt">
            <loext:p draw:notify-on-update-of-ranges="'Sheet 1 - Table 1'.B14:'Sheet 1 - Table 1'.B18 'Sheet 1 - Table 1'.L13:'Sheet 1 - Table 1'.L13 'Sheet 1 - Table 1'.L14:'Sheet 1 - Table 1'.L18 'Sheet 1 - Table 1'.K13:'Sheet 1 - Table 1'.K13 'Sheet 1 - Table 1'.K14:'Sheet 1 - Table 1'.K18 'Sheet 1 - Table 1'.G13:'Sheet 1 - Table 1'.G13 'Sheet 1 - Table 1'.G14:'Sheet 1 - Table 1'.G1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2" svg:width="1083pt" svg:height="683.72pt" svg:x="1208.78pt" svg:y="1911.54pt">
            <loext:p draw:notify-on-update-of-ranges="'Sheet 1 - Table 1'.E18:'Sheet 1 - Table 1'.E18 'Sheet 1 - Table 1'.E21:'Sheet 1 - Table 1'.E21 'Sheet 1 - Table 1'.J16:'Sheet 1 - Table 1'.J1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3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4" table:number-columns-repeated="2" table:default-cell-style-name="ce3"/>
        <table:table-column table:style-name="co18" table:default-cell-style-name="ce3"/>
        <table:table-column table:style-name="co19" table:default-cell-style-name="ce3"/>
        <table:table-column table:style-name="co14" table:default-cell-style-name="ce3"/>
        <table:table-column table:style-name="co20" table:default-cell-style-name="ce3"/>
        <table:table-column table:style-name="co21" table:default-cell-style-name="ce3"/>
        <table:table-column table:style-name="co14" table:number-columns-repeated="4" table:default-cell-style-name="ce3"/>
        <table:table-column table:style-name="co22" table:default-cell-style-name="ce3"/>
        <table:table-column table:style-name="co14" table:number-columns-repeated="223" table:default-cell-style-name="ce3"/>
        <table:table-column table:style-name="co23" table:number-columns-repeated="768" table:default-cell-style-name="Default"/>
        <table:table-row table:style-name="ro1">
          <table:table-cell table:style-name="ce1" table:number-columns-repeated="21"/>
          <table:table-cell table:style-name="ce8" table:number-columns-repeated="2"/>
          <table:table-cell table:style-name="ce1" table:number-columns-repeated="6"/>
          <table:table-cell table:style-name="ce8" table:number-columns-repeated="8"/>
          <table:table-cell table:number-columns-repeated="987"/>
        </table:table-row>
        <table:table-row table:style-name="ro1">
          <table:table-cell table:style-name="ce2"/>
          <table:table-cell table:style-name="ce4" office:value-type="string" calcext:value-type="string" table:number-columns-spanned="8" table:number-rows-spanned="1">
            <text:p>Medição 100.000 elementos</text:p>
          </table:table-cell>
          <table:covered-table-cell table:number-columns-repeated="7" table:style-name="ce8"/>
          <table:table-cell table:style-name="ce8" table:number-columns-repeated="28"/>
          <table:table-cell table:number-columns-repeated="987"/>
        </table:table-row>
        <table:table-row table:style-name="ro1">
          <table:table-cell table:style-name="ce2"/>
          <table:table-cell table:style-name="ce5" office:value-type="string" calcext:value-type="string">
            <text:p>Núcleos</text:p>
          </table:table-cell>
          <table:table-cell table:style-name="ce5" office:value-type="string" calcext:value-type="string">
            <text:p>Tempo de Execução Bubble Sort (s)</text:p>
          </table:table-cell>
          <table:table-cell table:style-name="ce5" office:value-type="string" calcext:value-type="string">
            <text:p>Tempo de Execução Quick Sort (s)</text:p>
          </table:table-cell>
          <table:table-cell table:style-name="ce5" office:value-type="string" calcext:value-type="string">
            <text:p>Speed-Up BubbleSort</text:p>
          </table:table-cell>
          <table:table-cell table:style-name="ce5" office:value-type="string" calcext:value-type="string">
            <text:p>Speed-Up QuickSort</text:p>
          </table:table-cell>
          <table:table-cell table:style-name="ce5" office:value-type="string" calcext:value-type="string">
            <text:p>Speed-Up Ideal</text:p>
          </table:table-cell>
          <table:table-cell table:style-name="ce5" office:value-type="string" calcext:value-type="string">
            <text:p>Eficiência Bubble Sort</text:p>
          </table:table-cell>
          <table:table-cell table:style-name="ce5" office:value-type="string" calcext:value-type="string">
            <text:p>Eficiência Quick Sort</text:p>
          </table:table-cell>
          <table:table-cell table:style-name="ce8"/>
          <table:table-cell table:style-name="ce10" table:number-columns-repeated="2"/>
          <table:table-cell table:style-name="ce8" table:number-columns-repeated="25"/>
          <table:table-cell table:number-columns-repeated="987"/>
        </table:table-row>
        <table:table-row table:style-name="ro2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10" office:value-type="float" office:value="44.724039" calcext:value-type="float">
            <text:p>44.724039</text:p>
          </table:table-cell>
          <table:table-cell table:style-name="ce10" office:value-type="float" office:value="0.006449" calcext:value-type="float">
            <text:p>0.006449</text:p>
          </table:table-cell>
          <table:table-cell table:style-name="ce13" table:formula="of:=([.$C$4]/[.C4])" office:value-type="float" office:value="1" calcext:value-type="float">
            <text:p>1.0</text:p>
          </table:table-cell>
          <table:table-cell table:style-name="ce14" table:formula="of:=([.$D$4]/[.D4])" office:value-type="float" office:value="1" calcext:value-type="float">
            <text:p>1.0</text:p>
          </table:table-cell>
          <table:table-cell table:style-name="ce15" table:formula="of:=[.B4]" office:value-type="float" office:value="1" calcext:value-type="float">
            <text:p>1</text:p>
          </table:table-cell>
          <table:table-cell table:style-name="ce13" table:formula="of:=([.E4]/[.$G4])" office:value-type="float" office:value="1" calcext:value-type="float">
            <text:p>1.0</text:p>
          </table:table-cell>
          <table:table-cell table:style-name="ce13" table:formula="of:=([.F4]/[.$G4])" office:value-type="float" office:value="1" calcext:value-type="float">
            <text:p>1.0</text:p>
          </table:table-cell>
          <table:table-cell table:style-name="ce8"/>
          <table:table-cell table:style-name="ce10"/>
          <table:table-cell table:style-name="ce8"/>
          <table:table-cell table:style-name="ce11"/>
          <table:table-cell table:style-name="ce8" table:number-columns-repeated="5"/>
          <table:table-cell table:style-name="ce8" office:value-type="string" calcext:value-type="string">
            <text:p>Numero de processos</text:p>
          </table:table-cell>
          <table:table-cell table:style-name="ce8" office:value-type="string" calcext:value-type="string">
            <text:p>Numero elementos</text:p>
          </table:table-cell>
          <table:table-cell table:style-name="ce8" office:value-type="string" calcext:value-type="string">
            <text:p>razão ordenação Local</text:p>
          </table:table-cell>
          <table:table-cell table:style-name="ce8"/>
          <table:table-cell table:style-name="ce8" office:value-type="string" calcext:value-type="string">
            <text:p>Grau árvore</text:p>
          </table:table-cell>
          <table:table-cell table:style-name="ce8"/>
          <table:table-cell table:style-name="ce8" office:value-type="string" calcext:value-type="string">
            <text:p>Indice (Nivel da arvore)</text:p>
          </table:table-cell>
          <table:table-cell table:style-name="ce8" office:value-type="string" calcext:value-type="string">
            <text:p>Polinomio</text:p>
          </table:table-cell>
          <table:table-cell table:style-name="ce8" office:value-type="string" calcext:value-type="string">
            <text:p>Carga acumulada %</text:p>
            <text:p>(Nodos intermediaros)</text:p>
          </table:table-cell>
          <table:table-cell table:style-name="ce8" office:value-type="string" calcext:value-type="string">
            <text:p>Carga Nodos folha %</text:p>
          </table:table-cell>
          <table:table-cell table:style-name="ce8" office:value-type="string" calcext:value-type="string">
            <text:p>Delta</text:p>
          </table:table-cell>
          <table:table-cell table:style-name="ce8" table:number-columns-repeated="2"/>
          <table:table-cell table:style-name="ce10" office:value-type="string" calcext:value-type="string">
            <text:p>Máquina local</text:p>
          </table:table-cell>
          <table:table-cell table:style-name="ce10" office:value-type="string" calcext:value-type="string">
            <text:p>Processador: Intel® Core™ i7-3612QM CPU @ 2.10GHz × 8 (4 cores, 8 threads)</text:p>
          </table:table-cell>
          <table:table-cell table:style-name="ce8" table:number-columns-repeated="4"/>
          <table:table-cell table:number-columns-repeated="987"/>
        </table:table-row>
        <table:table-row table:style-name="ro3">
          <table:table-cell table:style-name="ce2"/>
          <table:table-cell table:style-name="ce6" office:value-type="float" office:value="3" calcext:value-type="float">
            <text:p>3</text:p>
          </table:table-cell>
          <table:table-cell table:style-name="ce11" office:value-type="float" office:value="11.189834" calcext:value-type="float">
            <text:p>11.189834</text:p>
          </table:table-cell>
          <table:table-cell table:style-name="ce10" office:value-type="float" office:value="0.009434" calcext:value-type="float">
            <text:p>0.009434</text:p>
          </table:table-cell>
          <table:table-cell table:style-name="ce13" table:formula="of:=([.$C$4]/[.C5])" office:value-type="float" office:value="3.9968456189788" calcext:value-type="float">
            <text:p>4.0</text:p>
          </table:table-cell>
          <table:table-cell table:style-name="ce14" table:formula="of:=([.$D$4]/[.D5])" office:value-type="float" office:value="0.683591265634937" calcext:value-type="float">
            <text:p>0.7</text:p>
          </table:table-cell>
          <table:table-cell table:style-name="ce15" table:formula="of:=[.B5]" office:value-type="float" office:value="3" calcext:value-type="float">
            <text:p>3</text:p>
          </table:table-cell>
          <table:table-cell table:style-name="ce13" table:formula="of:=([.E5]/[.$G5])" office:value-type="float" office:value="1.33228187299293" calcext:value-type="float">
            <text:p>1.3</text:p>
          </table:table-cell>
          <table:table-cell table:style-name="ce13" table:formula="of:=([.F5]/[.$G5])" office:value-type="float" office:value="0.227863755211646" calcext:value-type="float">
            <text:p>0.2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 table:number-columns-repeated="5"/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1000000" calcext:value-type="float">
            <text:p>1000000</text:p>
          </table:table-cell>
          <table:table-cell table:style-name="ce8" office:value-type="float" office:value="0.2" calcext:value-type="float">
            <text:p>0.2</text:p>
          </table:table-cell>
          <table:table-cell table:style-name="ce8"/>
          <table:table-cell table:style-name="ce17" table:formula="of:=TRUNC( LOG([.S5];2);0)" office:value-type="float" office:value="6" calcext:value-type="float">
            <text:p>6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formula="of:=[.$T$5]*([.$U$5]^([.Y5]))*(2^(([.Y5]-1)*2))" office:value-type="float" office:value="200000" calcext:value-type="float">
            <text:p>200000</text:p>
          </table:table-cell>
          <table:table-cell table:style-name="ce8" table:formula="of:=(SUM([.$Z$5:.Z5])*(100/[.$T$5]))" office:value-type="float" office:value="20" calcext:value-type="float">
            <text:p>20</text:p>
          </table:table-cell>
          <table:table-cell table:style-name="ce8" table:formula="of:=(100-[.AA5])" office:value-type="float" office:value="80" calcext:value-type="float">
            <text:p>80</text:p>
          </table:table-cell>
          <table:table-cell table:style-name="ce8" table:formula="of:=[.$T$5]*(([.AB5]/100)/2)" office:value-type="float" office:value="400000" calcext:value-type="float">
            <text:p>400000</text:p>
          </table:table-cell>
          <table:table-cell table:style-name="ce8" table:number-columns-repeated="2"/>
          <table:table-cell table:style-name="ce10" office:value-type="string" calcext:value-type="string">
            <text:p>100.000 Elementos Bubble Sort (s)</text:p>
          </table:table-cell>
          <table:table-cell table:style-name="ce8"/>
          <table:table-cell table:style-name="ce11" office:value-type="float" office:value="26.00217" calcext:value-type="float">
            <text:p>26.00217</text:p>
          </table:table-cell>
          <table:table-cell table:style-name="ce8" table:number-columns-repeated="3"/>
          <table:table-cell table:number-columns-repeated="987"/>
        </table:table-row>
        <table:table-row table:style-name="ro4">
          <table:table-cell table:style-name="ce2"/>
          <table:table-cell table:style-name="ce6" office:value-type="float" office:value="7" calcext:value-type="float">
            <text:p>7</text:p>
          </table:table-cell>
          <table:table-cell table:style-name="ce11" office:value-type="float" office:value="2.838822" calcext:value-type="float">
            <text:p>2.838822</text:p>
          </table:table-cell>
          <table:table-cell table:style-name="ce10" office:value-type="float" office:value="0.009817" calcext:value-type="float">
            <text:p>0.009817</text:p>
          </table:table-cell>
          <table:table-cell table:style-name="ce13" table:formula="of:=([.$C$4]/[.C6])" office:value-type="float" office:value="15.7544358188009" calcext:value-type="float">
            <text:p>15.8</text:p>
          </table:table-cell>
          <table:table-cell table:style-name="ce14" table:formula="of:=([.$D$4]/[.D6])" office:value-type="float" office:value="0.656921666496893" calcext:value-type="float">
            <text:p>0.7</text:p>
          </table:table-cell>
          <table:table-cell table:style-name="ce15" table:formula="of:=[.B6]" office:value-type="float" office:value="7" calcext:value-type="float">
            <text:p>7</text:p>
          </table:table-cell>
          <table:table-cell table:style-name="ce13" table:formula="of:=([.E6]/[.$G6])" office:value-type="float" office:value="2.25063368840013" calcext:value-type="float">
            <text:p>2.3</text:p>
          </table:table-cell>
          <table:table-cell table:style-name="ce13" table:formula="of:=([.F6]/[.$G6])" office:value-type="float" office:value="0.093845952356699" calcext:value-type="float">
            <text:p>0.1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 table:number-columns-repeated="11"/>
          <table:table-cell table:style-name="ce8" office:value-type="float" office:value="2" calcext:value-type="float">
            <text:p>2</text:p>
          </table:table-cell>
          <table:table-cell table:style-name="ce8" table:formula="of:=[.$T$5]*([.$U$5]^([.Y6]))*(2^(([.Y6]-1)*2))" office:value-type="float" office:value="160000" calcext:value-type="float">
            <text:p>160000</text:p>
          </table:table-cell>
          <table:table-cell table:style-name="ce8" table:formula="of:=(SUM([.$Z$5:.Z6])*(100/[.$T$5]))" office:value-type="float" office:value="36" calcext:value-type="float">
            <text:p>36</text:p>
          </table:table-cell>
          <table:table-cell table:style-name="ce8" table:formula="of:=(100-[.AA6])" office:value-type="float" office:value="64" calcext:value-type="float">
            <text:p>64</text:p>
          </table:table-cell>
          <table:table-cell table:style-name="ce8" table:formula="of:=[.$T$5]*(([.AB6]/100)/4)" office:value-type="float" office:value="160000" calcext:value-type="float">
            <text:p>160000</text:p>
          </table:table-cell>
          <table:table-cell table:style-name="ce8" table:number-columns-repeated="2"/>
          <table:table-cell table:style-name="ce10" office:value-type="string" calcext:value-type="string">
            <text:p>100.000 Elementos Quick sort (s)</text:p>
          </table:table-cell>
          <table:table-cell table:style-name="ce8"/>
          <table:table-cell table:style-name="ce10" office:value-type="float" office:value="0.008278" calcext:value-type="float">
            <text:p>0.008278</text:p>
          </table:table-cell>
          <table:table-cell table:style-name="ce8" table:number-columns-repeated="3"/>
          <table:table-cell table:number-columns-repeated="987"/>
        </table:table-row>
        <table:table-row table:style-name="ro4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10" office:value-type="float" office:value="0.823085" calcext:value-type="float">
            <text:p>0.823085</text:p>
          </table:table-cell>
          <table:table-cell table:style-name="ce10" office:value-type="float" office:value="0.011394" calcext:value-type="float">
            <text:p>0.011394</text:p>
          </table:table-cell>
          <table:table-cell table:style-name="ce13" table:formula="of:=([.$C$4]/[.C7])" office:value-type="float" office:value="54.3370842622572" calcext:value-type="float">
            <text:p>54.3</text:p>
          </table:table-cell>
          <table:table-cell table:style-name="ce14" table:formula="of:=([.$D$4]/[.D7])" office:value-type="float" office:value="0.565999648938038" calcext:value-type="float">
            <text:p>0.6</text:p>
          </table:table-cell>
          <table:table-cell table:style-name="ce15" table:formula="of:=[.B7]" office:value-type="float" office:value="15" calcext:value-type="float">
            <text:p>15</text:p>
          </table:table-cell>
          <table:table-cell table:style-name="ce13" table:formula="of:=([.E7]/[.$G7])" office:value-type="float" office:value="3.62247228415048" calcext:value-type="float">
            <text:p>3.6</text:p>
          </table:table-cell>
          <table:table-cell table:style-name="ce13" table:formula="of:=([.F7]/[.$G7])" office:value-type="float" office:value="0.0377333099292025" calcext:value-type="float">
            <text:p>0.0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 table:number-columns-repeated="11"/>
          <table:table-cell table:style-name="ce8" office:value-type="float" office:value="3" calcext:value-type="float">
            <text:p>3</text:p>
          </table:table-cell>
          <table:table-cell table:style-name="ce8" table:formula="of:=[.$T$5]*([.$U$5]^([.Y7]))*(2^(([.Y7]-1)*2))" office:value-type="float" office:value="128000" calcext:value-type="float">
            <text:p>128000</text:p>
          </table:table-cell>
          <table:table-cell table:style-name="ce8" table:formula="of:=(SUM([.$Z$5:.Z7])*(100/[.$T$5]))" office:value-type="float" office:value="48.8" calcext:value-type="float">
            <text:p>48.8</text:p>
          </table:table-cell>
          <table:table-cell table:style-name="ce8" table:formula="of:=(100-[.AA7])" office:value-type="float" office:value="51.2" calcext:value-type="float">
            <text:p>51.2</text:p>
          </table:table-cell>
          <table:table-cell table:style-name="ce8" table:formula="of:=[.$T$5]*(([.AB7]/100)/8)" office:value-type="float" office:value="64000" calcext:value-type="float">
            <text:p>64000</text:p>
          </table:table-cell>
          <table:table-cell table:style-name="ce8" table:number-columns-repeated="2"/>
          <table:table-cell table:style-name="ce10" office:value-type="string" calcext:value-type="string">
            <text:p>1.000.000 Elementos Bubble Sort (s)</text:p>
          </table:table-cell>
          <table:table-cell table:style-name="ce8"/>
          <table:table-cell table:style-name="ce10" office:value-type="float" office:value="2609.126095" calcext:value-type="float">
            <text:p>2609.126095</text:p>
          </table:table-cell>
          <table:table-cell table:style-name="ce8" table:number-columns-repeated="3"/>
          <table:table-cell table:number-columns-repeated="987"/>
        </table:table-row>
        <table:table-row table:style-name="ro4">
          <table:table-cell table:style-name="ce2"/>
          <table:table-cell table:style-name="ce6" office:value-type="float" office:value="31" calcext:value-type="float">
            <text:p>31</text:p>
          </table:table-cell>
          <table:table-cell table:style-name="ce10" office:value-type="float" office:value="0.377753" calcext:value-type="float">
            <text:p>0.377753</text:p>
          </table:table-cell>
          <table:table-cell table:style-name="ce10" office:value-type="float" office:value="0.013935" calcext:value-type="float">
            <text:p>0.013935</text:p>
          </table:table-cell>
          <table:table-cell table:style-name="ce13" table:formula="of:=([.$C$4]/[.C8])" office:value-type="float" office:value="118.394927373178" calcext:value-type="float">
            <text:p>118.4</text:p>
          </table:table-cell>
          <table:table-cell table:style-name="ce14" table:formula="of:=([.$D$4]/[.D8])" office:value-type="float" office:value="0.462791532113384" calcext:value-type="float">
            <text:p>0.5</text:p>
          </table:table-cell>
          <table:table-cell table:style-name="ce15" table:formula="of:=[.B8]" office:value-type="float" office:value="31" calcext:value-type="float">
            <text:p>31</text:p>
          </table:table-cell>
          <table:table-cell table:style-name="ce13" table:formula="of:=([.E8]/[.$G8])" office:value-type="float" office:value="3.81919120558638" calcext:value-type="float">
            <text:p>3.8</text:p>
          </table:table-cell>
          <table:table-cell table:style-name="ce13" table:formula="of:=([.F8]/[.$G8])" office:value-type="float" office:value="0.0149287591004317" calcext:value-type="float">
            <text:p>0.0</text:p>
          </table:table-cell>
          <table:table-cell table:style-name="ce8" table:number-columns-repeated="15"/>
          <table:table-cell table:style-name="ce8" office:value-type="float" office:value="4" calcext:value-type="float">
            <text:p>4</text:p>
          </table:table-cell>
          <table:table-cell table:style-name="ce8" table:formula="of:=[.$T$5]*([.$U$5]^([.Y8]))*(2^(([.Y8]-1)*2))" office:value-type="float" office:value="102400" calcext:value-type="float">
            <text:p>102400</text:p>
          </table:table-cell>
          <table:table-cell table:style-name="ce8" table:formula="of:=(SUM([.$Z$5:.Z8])*(100/[.$T$5]))" office:value-type="float" office:value="59.04" calcext:value-type="float">
            <text:p>59.04</text:p>
          </table:table-cell>
          <table:table-cell table:style-name="ce8" table:formula="of:=(100-[.AA8])" office:value-type="float" office:value="40.96" calcext:value-type="float">
            <text:p>40.96</text:p>
          </table:table-cell>
          <table:table-cell table:style-name="ce8" table:formula="of:=[.$T$5]*(([.AB8]/100)/16)" office:value-type="float" office:value="25600" calcext:value-type="float">
            <text:p>25600</text:p>
          </table:table-cell>
          <table:table-cell table:style-name="ce8" table:number-columns-repeated="2"/>
          <table:table-cell table:style-name="ce10" office:value-type="string" calcext:value-type="string">
            <text:p>1.000.000 Elementos Quick Sort (s)</text:p>
          </table:table-cell>
          <table:table-cell table:style-name="ce8"/>
          <table:table-cell table:style-name="ce10" office:value-type="float" office:value="0.04556" calcext:value-type="float">
            <text:p>0.04556</text:p>
          </table:table-cell>
          <table:table-cell table:style-name="ce8" table:number-columns-repeated="3"/>
          <table:table-cell table:number-columns-repeated="987"/>
        </table:table-row>
        <table:table-row table:style-name="ro4">
          <table:table-cell table:style-name="ce2"/>
          <table:table-cell table:style-name="ce6" office:value-type="float" office:value="63" calcext:value-type="float">
            <text:p>63</text:p>
          </table:table-cell>
          <table:table-cell table:style-name="ce10" office:value-type="float" office:value="0.267904" calcext:value-type="float">
            <text:p>0.267904</text:p>
          </table:table-cell>
          <table:table-cell table:style-name="ce10" office:value-type="float" office:value="0.041931" calcext:value-type="float">
            <text:p>0.041931</text:p>
          </table:table-cell>
          <table:table-cell table:style-name="ce13" table:formula="of:=([.$C$4]/[.C9])" office:value-type="float" office:value="166.940542134496" calcext:value-type="float">
            <text:p>166.9</text:p>
          </table:table-cell>
          <table:table-cell table:style-name="ce14" table:formula="of:=([.$D$4]/[.D9])" office:value-type="float" office:value="0.153800290954187" calcext:value-type="float">
            <text:p>0.2</text:p>
          </table:table-cell>
          <table:table-cell table:style-name="ce15" table:formula="of:=[.B9]" office:value-type="float" office:value="63" calcext:value-type="float">
            <text:p>63</text:p>
          </table:table-cell>
          <table:table-cell table:style-name="ce13" table:formula="of:=([.E9]/[.$G9])" office:value-type="float" office:value="2.64984987515073" calcext:value-type="float">
            <text:p>2.6</text:p>
          </table:table-cell>
          <table:table-cell table:style-name="ce13" table:formula="of:=([.F9]/[.$G9])" office:value-type="float" office:value="0.00244127445959026" calcext:value-type="float">
            <text:p>0.0</text:p>
          </table:table-cell>
          <table:table-cell table:style-name="ce8" table:number-columns-repeated="28"/>
          <table:table-cell table:number-columns-repeated="987"/>
        </table:table-row>
        <table:table-row table:style-name="ro4">
          <table:table-cell table:style-name="ce2"/>
          <table:table-cell table:style-name="ce7" office:value-type="float" office:value="127" calcext:value-type="float">
            <text:p>127</text:p>
          </table:table-cell>
          <table:table-cell table:style-name="Default" office:value-type="float" office:value="0.286994" calcext:value-type="float">
            <text:p>0.286994</text:p>
          </table:table-cell>
          <table:table-cell table:style-name="Default" office:value-type="float" office:value="0.121461" calcext:value-type="float">
            <text:p>0.121461</text:p>
          </table:table-cell>
          <table:table-cell table:style-name="ce13" table:formula="of:=([.$C$4]/[.C10])" office:value-type="float" office:value="155.836146400273" calcext:value-type="float">
            <text:p>155.8</text:p>
          </table:table-cell>
          <table:table-cell table:style-name="ce14" table:formula="of:=([.$D$4]/[.D10])" office:value-type="float" office:value="0.0530952322144557" calcext:value-type="float">
            <text:p>0.1</text:p>
          </table:table-cell>
          <table:table-cell table:style-name="ce15" table:formula="of:=[.B10]" office:value-type="float" office:value="127" calcext:value-type="float">
            <text:p>127</text:p>
          </table:table-cell>
          <table:table-cell table:style-name="ce13" table:formula="of:=([.E10]/[.$G10])" office:value-type="float" office:value="1.22705627086829" calcext:value-type="float">
            <text:p>1.2</text:p>
          </table:table-cell>
          <table:table-cell table:style-name="ce13" table:formula="of:=([.F10]/[.$G10])" office:value-type="float" office:value="0.000418072694602013" calcext:value-type="float">
            <text:p>0.0</text:p>
          </table:table-cell>
          <table:table-cell table:style-name="ce8" table:number-columns-repeated="10"/>
          <table:table-cell table:style-name="ce8" office:value-type="string" calcext:value-type="string">
            <text:p>Numero elementos</text:p>
          </table:table-cell>
          <table:table-cell table:style-name="ce8" office:value-type="string" calcext:value-type="string">
            <text:p>razão ordenação Local</text:p>
          </table:table-cell>
          <table:table-cell table:style-name="ce8" table:number-columns-repeated="16"/>
          <table:table-cell table:number-columns-repeated="987"/>
        </table:table-row>
        <table:table-row table:style-name="ro4">
          <table:table-cell table:style-name="ce2"/>
          <table:table-cell table:style-name="ce8" table:number-columns-repeated="18"/>
          <table:table-cell table:style-name="ce8" office:value-type="float" office:value="1000000" calcext:value-type="float">
            <text:p>1000000</text:p>
          </table:table-cell>
          <table:table-cell table:style-name="ce8" office:value-type="float" office:value="0.2" calcext:value-type="float">
            <text:p>0.2</text:p>
          </table:table-cell>
          <table:table-cell table:style-name="ce8" table:number-columns-repeated="16"/>
          <table:table-cell table:number-columns-repeated="987"/>
        </table:table-row>
        <table:table-row table:style-name="ro1">
          <table:table-cell table:style-name="ce2"/>
          <table:table-cell table:style-name="ce4" office:value-type="string" calcext:value-type="string" table:number-columns-spanned="8" table:number-rows-spanned="1">
            <text:p>Medição 1.000.000 elementos</text:p>
          </table:table-cell>
          <table:covered-table-cell table:number-columns-repeated="7" table:style-name="ce8"/>
          <table:table-cell table:style-name="ce8" table:number-columns-repeated="12"/>
          <table:table-cell table:style-name="Default" table:number-columns-repeated="2"/>
          <table:table-cell table:style-name="ce8" table:number-columns-repeated="14"/>
          <table:table-cell table:number-columns-repeated="987"/>
        </table:table-row>
        <table:table-row table:style-name="ro5">
          <table:table-cell table:style-name="ce2"/>
          <table:table-cell table:style-name="ce5" office:value-type="string" calcext:value-type="string">
            <text:p>Núcleos</text:p>
          </table:table-cell>
          <table:table-cell table:style-name="ce5" office:value-type="string" calcext:value-type="string">
            <text:p>Tempo de Execução Bubble Sort (s)</text:p>
          </table:table-cell>
          <table:table-cell table:style-name="ce5" office:value-type="string" calcext:value-type="string">
            <text:p>Tempo de Execução Quick Sort (s)</text:p>
          </table:table-cell>
          <table:table-cell table:style-name="ce5" office:value-type="string" calcext:value-type="string">
            <text:p>Speed-Up BubbleSort</text:p>
          </table:table-cell>
          <table:table-cell table:style-name="ce5" office:value-type="string" calcext:value-type="string">
            <text:p>Speed-Up(QuickSort)</text:p>
          </table:table-cell>
          <table:table-cell table:style-name="ce5" office:value-type="string" calcext:value-type="string">
            <text:p>Speed-Up Ideal</text:p>
          </table:table-cell>
          <table:table-cell table:style-name="ce5" office:value-type="string" calcext:value-type="string">
            <text:p>Eficiência Bubble Sort</text:p>
          </table:table-cell>
          <table:table-cell table:style-name="ce5" office:value-type="string" calcext:value-type="string">
            <text:p>Eficiência Quick Sort</text:p>
          </table:table-cell>
          <table:table-cell table:style-name="ce5" office:value-type="string" calcext:value-type="string">
            <text:p>Tempo de Execução Bubble Sort</text:p>
            <text:p>com 20% local sort (s)</text:p>
          </table:table-cell>
          <table:table-cell table:style-name="ce5" office:value-type="string" calcext:value-type="string">
            <text:p>Speed-Up BubbleSort</text:p>
            <text:p>Com 20% local sort</text:p>
          </table:table-cell>
          <table:table-cell table:style-name="ce5" office:value-type="string" calcext:value-type="string">
            <text:p>Eficiência Bubble Sort</text:p>
            <text:p>Com 20% local sort</text:p>
          </table:table-cell>
          <table:table-cell table:style-name="ce5" office:value-type="string" calcext:value-type="string">
            <text:p>Tempo de Execução Quick Sort</text:p>
            <text:p>com 20% local sort (s)</text:p>
          </table:table-cell>
          <table:table-cell table:style-name="ce5" office:value-type="string" calcext:value-type="string">
            <text:p>Speed-Up Quick Sort</text:p>
            <text:p>Com 20% local sort</text:p>
          </table:table-cell>
          <table:table-cell table:style-name="ce5" office:value-type="string" calcext:value-type="string">
            <text:p>Eficiência Bubble Sort</text:p>
            <text:p>Com 20% local sort</text:p>
          </table:table-cell>
          <table:table-cell table:style-name="ce8" table:number-columns-repeated="6"/>
          <table:table-cell table:style-name="Default" table:number-columns-repeated="2"/>
          <table:table-cell table:style-name="ce8" table:number-columns-repeated="14"/>
          <table:table-cell table:number-columns-repeated="987"/>
        </table:table-row>
        <table:table-row table:style-name="ro6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10" office:value-type="float" office:value="4477.390472" calcext:value-type="float">
            <text:p>4477.390472</text:p>
          </table:table-cell>
          <table:table-cell table:style-name="ce10" office:value-type="float" office:value="0.07313" calcext:value-type="float">
            <text:p>0.07313</text:p>
          </table:table-cell>
          <table:table-cell table:style-name="ce13" table:formula="of:=([.$C$14]/[.C14])" office:value-type="float" office:value="1" calcext:value-type="float">
            <text:p>1.0</text:p>
          </table:table-cell>
          <table:table-cell table:style-name="ce14" table:formula="of:=([.$D$14]/[.D14])" office:value-type="float" office:value="1" calcext:value-type="float">
            <text:p>1.0</text:p>
          </table:table-cell>
          <table:table-cell table:style-name="ce15" table:formula="of:=[.B14]" office:value-type="float" office:value="1" calcext:value-type="float">
            <text:p>1</text:p>
          </table:table-cell>
          <table:table-cell table:style-name="ce13" table:formula="of:=([.E14]/[.$G14])" office:value-type="float" office:value="1" calcext:value-type="float">
            <text:p>1.0</text:p>
          </table:table-cell>
          <table:table-cell table:style-name="ce13" table:formula="of:=([.F14]/[.$G14])" office:value-type="float" office:value="1" calcext:value-type="float">
            <text:p>1.0</text:p>
          </table:table-cell>
          <table:table-cell table:style-name="ce10" office:value-type="float" office:value="4252.92589" calcext:value-type="float">
            <text:p>4252.92589</text:p>
          </table:table-cell>
          <table:table-cell table:style-name="ce16" table:formula="of:=([.$J$14])/[.J14]" office:value-type="float" office:value="1" calcext:value-type="float">
            <text:p>1.0</text:p>
          </table:table-cell>
          <table:table-cell table:style-name="ce16" table:formula="of:=[.K14]/[.G14]" office:value-type="float" office:value="1" calcext:value-type="float">
            <text:p>1.0</text:p>
          </table:table-cell>
          <table:table-cell table:style-name="ce10" office:value-type="float" office:value="0.070404" calcext:value-type="float">
            <text:p>0.070404</text:p>
          </table:table-cell>
          <table:table-cell table:style-name="ce16" table:formula="of:=([.$M$14])/[.M14]" office:value-type="float" office:value="1" calcext:value-type="float">
            <text:p>1.0</text:p>
          </table:table-cell>
          <table:table-cell table:style-name="ce16" table:formula="of:=[.N14]/[.G14]" office:value-type="float" office:value="1" calcext:value-type="float">
            <text:p>1.0</text:p>
          </table:table-cell>
          <table:table-cell table:style-name="ce8" table:number-columns-repeated="12"/>
          <table:table-cell table:style-name="ce8" table:formula="of:=[.T5]*([.AB8]/100)" office:value-type="float" office:value="409600" calcext:value-type="float">
            <text:p>409600</text:p>
          </table:table-cell>
          <table:table-cell table:style-name="ce8" table:number-columns-repeated="9"/>
          <table:table-cell table:number-columns-repeated="987"/>
        </table:table-row>
        <table:table-row table:style-name="ro1">
          <table:table-cell table:style-name="ce2"/>
          <table:table-cell table:style-name="ce6" office:value-type="float" office:value="3" calcext:value-type="float">
            <text:p>3</text:p>
          </table:table-cell>
          <table:table-cell table:style-name="ce10" office:value-type="float" office:value="1125.379828" calcext:value-type="float">
            <text:p>1125.379828</text:p>
          </table:table-cell>
          <table:table-cell table:style-name="ce10" office:value-type="float" office:value="0.064497" calcext:value-type="float">
            <text:p>0.064497</text:p>
          </table:table-cell>
          <table:table-cell table:style-name="ce13" table:formula="of:=([.$C$14]/[.C15])" office:value-type="float" office:value="3.97855938110879" calcext:value-type="float">
            <text:p>4.0</text:p>
          </table:table-cell>
          <table:table-cell table:style-name="ce14" table:formula="of:=([.$D$14]/[.D15])" office:value-type="float" office:value="1.13385118687691" calcext:value-type="float">
            <text:p>1.1</text:p>
          </table:table-cell>
          <table:table-cell table:style-name="ce15" table:formula="of:=[.B15]" office:value-type="float" office:value="3" calcext:value-type="float">
            <text:p>3</text:p>
          </table:table-cell>
          <table:table-cell table:style-name="ce13" table:formula="of:=([.E15]/[.$G15])" office:value-type="float" office:value="1.3261864603696" calcext:value-type="float">
            <text:p>1.3</text:p>
          </table:table-cell>
          <table:table-cell table:style-name="ce13" table:formula="of:=([.F15]/[.$G15])" office:value-type="float" office:value="0.377950395625636" calcext:value-type="float">
            <text:p>0.4</text:p>
          </table:table-cell>
          <table:table-cell table:style-name="ce10" office:value-type="float" office:value="715.906532" calcext:value-type="float">
            <text:p>715.906532</text:p>
          </table:table-cell>
          <table:table-cell table:style-name="ce16" table:formula="of:=([.$J$14])/[.J15]" office:value-type="float" office:value="5.9406161278048" calcext:value-type="float">
            <text:p>5.9</text:p>
          </table:table-cell>
          <table:table-cell table:style-name="ce16" table:formula="of:=[.K15]/[.G15]" office:value-type="float" office:value="1.98020537593493" calcext:value-type="float">
            <text:p>2.0</text:p>
          </table:table-cell>
          <table:table-cell table:style-name="ce10" office:value-type="float" office:value="0.120309" calcext:value-type="float">
            <text:p>0.120309</text:p>
          </table:table-cell>
          <table:table-cell table:style-name="ce16" table:formula="of:=([.$M$14])/[.M15]" office:value-type="float" office:value="0.585193127696182" calcext:value-type="float">
            <text:p>0.6</text:p>
          </table:table-cell>
          <table:table-cell table:style-name="ce16" table:formula="of:=[.N15]/[.G15]" office:value-type="float" office:value="0.195064375898727" calcext:value-type="float">
            <text:p>0.2</text:p>
          </table:table-cell>
          <table:table-cell table:style-name="ce8" table:number-columns-repeated="16"/>
          <table:table-cell table:style-name="ce8" office:value-type="string" calcext:value-type="string">
            <text:p>conversão tempo</text:p>
          </table:table-cell>
          <table:table-cell table:style-name="ce8" table:number-columns-repeated="5"/>
          <table:table-cell table:number-columns-repeated="987"/>
        </table:table-row>
        <table:table-row table:style-name="ro1">
          <table:table-cell table:style-name="ce2"/>
          <table:table-cell table:style-name="ce6" office:value-type="float" office:value="7" calcext:value-type="float">
            <text:p>7</text:p>
          </table:table-cell>
          <table:table-cell table:style-name="ce10" office:value-type="float" office:value="282.091978" calcext:value-type="float">
            <text:p>282.091978</text:p>
          </table:table-cell>
          <table:table-cell table:style-name="ce10" office:value-type="float" office:value="0.065328" calcext:value-type="float">
            <text:p>0.065328</text:p>
          </table:table-cell>
          <table:table-cell table:style-name="ce13" table:formula="of:=([.$C$14]/[.C16])" office:value-type="float" office:value="15.8720942855029" calcext:value-type="float">
            <text:p>15.9</text:p>
          </table:table-cell>
          <table:table-cell table:style-name="ce14" table:formula="of:=([.$D$14]/[.D16])" office:value-type="float" office:value="1.11942811658095" calcext:value-type="float">
            <text:p>1.1</text:p>
          </table:table-cell>
          <table:table-cell table:style-name="ce15" table:formula="of:=[.B16]" office:value-type="float" office:value="7" calcext:value-type="float">
            <text:p>7</text:p>
          </table:table-cell>
          <table:table-cell table:style-name="ce13" table:formula="of:=([.E16]/[.$G16])" office:value-type="float" office:value="2.26744204078612" calcext:value-type="float">
            <text:p>2.3</text:p>
          </table:table-cell>
          <table:table-cell table:style-name="ce13" table:formula="of:=([.F16]/[.$G16])" office:value-type="float" office:value="0.159918302368706" calcext:value-type="float">
            <text:p>0.2</text:p>
          </table:table-cell>
          <table:table-cell table:style-name="ce10" office:value-type="float" office:value="179.590085" calcext:value-type="float">
            <text:p>179.590085</text:p>
          </table:table-cell>
          <table:table-cell table:style-name="ce16" table:formula="of:=([.$J$14])/[.J16]" office:value-type="float" office:value="23.6812956015918" calcext:value-type="float">
            <text:p>23.7</text:p>
          </table:table-cell>
          <table:table-cell table:style-name="ce16" table:formula="of:=[.K16]/[.G16]" office:value-type="float" office:value="3.38304222879883" calcext:value-type="float">
            <text:p>3.4</text:p>
          </table:table-cell>
          <table:table-cell table:style-name="ce10" office:value-type="float" office:value="0.135123" calcext:value-type="float">
            <text:p>0.135123</text:p>
          </table:table-cell>
          <table:table-cell table:style-name="ce16" table:formula="of:=([.$M$14])/[.M16]" office:value-type="float" office:value="0.521036389067738" calcext:value-type="float">
            <text:p>0.5</text:p>
          </table:table-cell>
          <table:table-cell table:style-name="ce16" table:formula="of:=[.N16]/[.G16]" office:value-type="float" office:value="0.0744337698668198" calcext:value-type="float">
            <text:p>0.1</text:p>
          </table:table-cell>
          <table:table-cell table:style-name="ce8" table:number-columns-repeated="11"/>
          <table:table-cell table:style-name="ce8" office:value-type="float" office:value="409600" calcext:value-type="float">
            <text:p>409600</text:p>
          </table:table-cell>
          <table:table-cell table:style-name="ce8" table:formula="of:=[.AB14]/16" office:value-type="float" office:value="25600" calcext:value-type="float">
            <text:p>25600</text:p>
          </table:table-cell>
          <table:table-cell table:style-name="ce8" table:number-columns-repeated="3"/>
          <table:table-cell table:style-name="ce8" office:value-type="string" calcext:value-type="string">
            <text:p>seg</text:p>
          </table:table-cell>
          <table:table-cell table:style-name="ce11" office:value-type="float" office:value="4477.390472" calcext:value-type="float">
            <text:p>4477.390472</text:p>
          </table:table-cell>
          <table:table-cell table:style-name="ce8" table:number-columns-repeated="4"/>
          <table:table-cell table:number-columns-repeated="987"/>
        </table:table-row>
        <table:table-row table:style-name="ro1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10" office:value-type="float" office:value="73.919254" calcext:value-type="float">
            <text:p>73.919254</text:p>
          </table:table-cell>
          <table:table-cell table:style-name="ce10" office:value-type="float" office:value="0.082418" calcext:value-type="float">
            <text:p>0.082418</text:p>
          </table:table-cell>
          <table:table-cell table:style-name="ce13" table:formula="of:=([.$C$14]/[.C17])" office:value-type="float" office:value="60.5713698355235" calcext:value-type="float">
            <text:p>60.6</text:p>
          </table:table-cell>
          <table:table-cell table:style-name="ce14" table:formula="of:=([.$D$14]/[.D17])" office:value-type="float" office:value="0.887306170982067" calcext:value-type="float">
            <text:p>0.9</text:p>
          </table:table-cell>
          <table:table-cell table:style-name="ce15" table:formula="of:=[.B17]" office:value-type="float" office:value="15" calcext:value-type="float">
            <text:p>15</text:p>
          </table:table-cell>
          <table:table-cell table:style-name="ce13" table:formula="of:=([.E17]/[.$G17])" office:value-type="float" office:value="4.03809132236823" calcext:value-type="float">
            <text:p>4.0</text:p>
          </table:table-cell>
          <table:table-cell table:style-name="ce13" table:formula="of:=([.F17]/[.$G17])" office:value-type="float" office:value="0.0591537447321378" calcext:value-type="float">
            <text:p>0.1</text:p>
          </table:table-cell>
          <table:table-cell table:style-name="ce10" office:value-type="float" office:value="189.045118" calcext:value-type="float">
            <text:p>189.045118</text:p>
          </table:table-cell>
          <table:table-cell table:style-name="ce16" table:formula="of:=([.$J$14])/[.J17]" office:value-type="float" office:value="22.4968829398705" calcext:value-type="float">
            <text:p>22.5</text:p>
          </table:table-cell>
          <table:table-cell table:style-name="ce16" table:formula="of:=[.K17]/[.G17]" office:value-type="float" office:value="1.49979219599137" calcext:value-type="float">
            <text:p>1.5</text:p>
          </table:table-cell>
          <table:table-cell table:style-name="ce10" office:value-type="float" office:value="0.186581" calcext:value-type="float">
            <text:p>0.186581</text:p>
          </table:table-cell>
          <table:table-cell table:style-name="ce16" table:formula="of:=([.$M$14])/[.M17]" office:value-type="float" office:value="0.377337456654214" calcext:value-type="float">
            <text:p>0.4</text:p>
          </table:table-cell>
          <table:table-cell table:style-name="ce16" table:formula="of:=[.N17]/[.G17]" office:value-type="float" office:value="0.0251558304436143" calcext:value-type="float">
            <text:p>0.0</text:p>
          </table:table-cell>
          <table:table-cell table:style-name="ce8" table:number-columns-repeated="12"/>
          <table:table-cell table:style-name="ce8" table:formula="of:=[.T8]*[.AB11]" office:value-type="float" office:value="0" calcext:value-type="float">
            <text:p>0</text:p>
          </table:table-cell>
          <table:table-cell table:style-name="ce8" table:number-columns-repeated="3"/>
          <table:table-cell table:style-name="ce8" office:value-type="string" calcext:value-type="string">
            <text:p>min seg</text:p>
          </table:table-cell>
          <table:table-cell table:style-name="ce10" table:formula="of:=((INT([.AG16]) / 60) + ([.AG16] - INT([.AG16])))" office:value-type="float" office:value="75.0071386666667" calcext:value-type="float">
            <text:p>75.0071386667</text:p>
          </table:table-cell>
          <table:table-cell table:style-name="ce8" table:number-columns-repeated="4"/>
          <table:table-cell table:number-columns-repeated="987"/>
        </table:table-row>
        <table:table-row table:style-name="ro1">
          <table:table-cell table:style-name="ce2"/>
          <table:table-cell table:style-name="ce6" office:value-type="float" office:value="31" calcext:value-type="float">
            <text:p>31</text:p>
          </table:table-cell>
          <table:table-cell table:style-name="ce10" office:value-type="float" office:value="36.633534" calcext:value-type="float">
            <text:p>36.633534</text:p>
          </table:table-cell>
          <table:table-cell table:style-name="ce10" office:value-type="float" office:value="0.098301" calcext:value-type="float">
            <text:p>0.098301</text:p>
          </table:table-cell>
          <table:table-cell table:style-name="ce13" table:formula="of:=([.$C$14]/[.C18])" office:value-type="float" office:value="122.221090435883" calcext:value-type="float">
            <text:p>122.2</text:p>
          </table:table-cell>
          <table:table-cell table:style-name="ce14" table:formula="of:=([.$D$14]/[.D18])" office:value-type="float" office:value="0.743939532659892" calcext:value-type="float">
            <text:p>0.7</text:p>
          </table:table-cell>
          <table:table-cell table:style-name="ce15" table:formula="of:=[.B18]" office:value-type="float" office:value="31" calcext:value-type="float">
            <text:p>31</text:p>
          </table:table-cell>
          <table:table-cell table:style-name="ce13" table:formula="of:=([.E18]/[.$G18])" office:value-type="float" office:value="3.94261582051236" calcext:value-type="float">
            <text:p>3.9</text:p>
          </table:table-cell>
          <table:table-cell table:style-name="ce13" table:formula="of:=([.F18]/[.$G18])" office:value-type="float" office:value="0.0239980494406417" calcext:value-type="float">
            <text:p>0.0</text:p>
          </table:table-cell>
          <table:table-cell table:style-name="ce10" office:value-type="float" office:value="366.87411" calcext:value-type="float">
            <text:p>366.87411</text:p>
          </table:table-cell>
          <table:table-cell table:style-name="ce16" table:formula="of:=([.$J$14])/[.J18]" office:value-type="float" office:value="11.5923303773057" calcext:value-type="float">
            <text:p>11.6</text:p>
          </table:table-cell>
          <table:table-cell table:style-name="ce16" table:formula="of:=[.K18]/[.G18]" office:value-type="float" office:value="0.37394614120341" calcext:value-type="float">
            <text:p>0.4</text:p>
          </table:table-cell>
          <table:table-cell table:style-name="ce10" office:value-type="float" office:value="0.235509" calcext:value-type="float">
            <text:p>0.235509</text:p>
          </table:table-cell>
          <table:table-cell table:style-name="ce16" table:formula="of:=([.$M$14])/[.M18]" office:value-type="float" office:value="0.298943989401679" calcext:value-type="float">
            <text:p>0.3</text:p>
          </table:table-cell>
          <table:table-cell table:style-name="ce16" table:formula="of:=[.N18]/[.G18]" office:value-type="float" office:value="0.00964335449682835" calcext:value-type="float">
            <text:p>0.0</text:p>
          </table:table-cell>
          <table:table-cell table:style-name="ce8" table:number-columns-repeated="22"/>
          <table:table-cell table:number-columns-repeated="987"/>
        </table:table-row>
        <table:table-row table:style-name="ro1">
          <table:table-cell table:style-name="ce2"/>
          <table:table-cell table:style-name="ce6" office:value-type="float" office:value="63" calcext:value-type="float">
            <text:p>63</text:p>
          </table:table-cell>
          <table:table-cell table:style-name="ce10" office:value-type="float" office:value="19.282921" calcext:value-type="float">
            <text:p>19.282921</text:p>
          </table:table-cell>
          <table:table-cell table:style-name="ce10" office:value-type="float" office:value="1" calcext:value-type="float">
            <text:p>1</text:p>
          </table:table-cell>
          <table:table-cell table:style-name="ce13" table:formula="of:=([.$C$14]/[.C19])" office:value-type="float" office:value="232.194617817498" calcext:value-type="float">
            <text:p>232.2</text:p>
          </table:table-cell>
          <table:table-cell table:style-name="ce14" table:formula="of:=([.$D$14]/[.D19])" office:value-type="float" office:value="0.07313" calcext:value-type="float">
            <text:p>0.1</text:p>
          </table:table-cell>
          <table:table-cell table:style-name="ce15" table:formula="of:=[.B19]" office:value-type="float" office:value="63" calcext:value-type="float">
            <text:p>63</text:p>
          </table:table-cell>
          <table:table-cell table:style-name="ce13" table:formula="of:=([.E19]/[.$G19])" office:value-type="float" office:value="3.68562885424599" calcext:value-type="float">
            <text:p>3.7</text:p>
          </table:table-cell>
          <table:table-cell table:style-name="ce13" table:formula="of:=([.F19]/[.$G19])" office:value-type="float" office:value="0.00116079365079365" calcext:value-type="float">
            <text:p>0.0</text:p>
          </table:table-cell>
          <table:table-cell table:style-name="ce10"/>
          <table:table-cell table:style-name="ce16" table:number-columns-repeated="2"/>
          <table:table-cell table:style-name="ce10"/>
          <table:table-cell table:style-name="ce16" table:number-columns-repeated="2"/>
          <table:table-cell table:style-name="ce8" table:number-columns-repeated="22"/>
          <table:table-cell table:number-columns-repeated="987"/>
        </table:table-row>
        <table:table-row table:style-name="ro1">
          <table:table-cell table:style-name="ce2"/>
          <table:table-cell table:style-name="ce6" office:value-type="float" office:value="127" calcext:value-type="float">
            <text:p>127</text:p>
          </table:table-cell>
          <table:table-cell table:style-name="ce10" office:value-type="float" office:value="9.621282" calcext:value-type="float">
            <text:p>9.621282</text:p>
          </table:table-cell>
          <table:table-cell table:style-name="ce10" office:value-type="float" office:value="1" calcext:value-type="float">
            <text:p>1</text:p>
          </table:table-cell>
          <table:table-cell table:style-name="ce13" table:formula="of:=([.$C$14]/[.C20])" office:value-type="float" office:value="465.363188814131" calcext:value-type="float">
            <text:p>465.4</text:p>
          </table:table-cell>
          <table:table-cell table:style-name="ce14" table:formula="of:=([.$D$14]/[.D20])" office:value-type="float" office:value="0.07313" calcext:value-type="float">
            <text:p>0.1</text:p>
          </table:table-cell>
          <table:table-cell table:style-name="ce15" table:formula="of:=[.B20]" office:value-type="float" office:value="127" calcext:value-type="float">
            <text:p>127</text:p>
          </table:table-cell>
          <table:table-cell table:style-name="ce13" table:formula="of:=([.E20]/[.$G20])" office:value-type="float" office:value="3.66427707727662" calcext:value-type="float">
            <text:p>3.7</text:p>
          </table:table-cell>
          <table:table-cell table:style-name="ce13" table:formula="of:=([.F20]/[.$G20])" office:value-type="float" office:value="0.000575826771653543" calcext:value-type="float">
            <text:p>0.0</text:p>
          </table:table-cell>
          <table:table-cell table:style-name="ce10"/>
          <table:table-cell table:style-name="ce16" table:number-columns-repeated="2"/>
          <table:table-cell table:style-name="ce10"/>
          <table:table-cell table:style-name="ce16" table:number-columns-repeated="2"/>
          <table:table-cell table:style-name="ce8" table:number-columns-repeated="22"/>
          <table:table-cell table:number-columns-repeated="987"/>
        </table:table-row>
        <table:table-row table:style-name="ro1">
          <table:table-cell table:style-name="ce2"/>
          <table:table-cell table:style-name="ce9" office:value-type="float" office:value="255" calcext:value-type="float">
            <text:p>255</text:p>
          </table:table-cell>
          <table:table-cell table:style-name="ce12" office:value-type="float" office:value="5.288632" calcext:value-type="float">
            <text:p>5.288632</text:p>
          </table:table-cell>
          <table:table-cell table:style-name="ce12" office:value-type="float" office:value="1" calcext:value-type="float">
            <text:p>1</text:p>
          </table:table-cell>
          <table:table-cell table:style-name="ce13" table:formula="of:=([.$C$14]/[.C21])" office:value-type="float" office:value="846.606546267542" calcext:value-type="float">
            <text:p>846.6</text:p>
          </table:table-cell>
          <table:table-cell table:style-name="ce14" table:formula="of:=([.$D$14]/[.D21])" office:value-type="float" office:value="0.07313" calcext:value-type="float">
            <text:p>0.1</text:p>
          </table:table-cell>
          <table:table-cell table:style-name="ce15" table:formula="of:=[.B21]" office:value-type="float" office:value="255" calcext:value-type="float">
            <text:p>255</text:p>
          </table:table-cell>
          <table:table-cell table:style-name="ce13" table:formula="of:=([.E21]/[.$G21])" office:value-type="float" office:value="3.32002567163742" calcext:value-type="float">
            <text:p>3.3</text:p>
          </table:table-cell>
          <table:table-cell table:style-name="ce13" table:formula="of:=([.F21]/[.$G21])" office:value-type="float" office:value="0.00028678431372549" calcext:value-type="float">
            <text:p>0.0</text:p>
          </table:table-cell>
          <table:table-cell table:style-name="ce10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table:number-columns-repeated="22"/>
          <table:table-cell table:number-columns-repeated="987"/>
        </table:table-row>
        <table:table-row table:style-name="ro1">
          <table:table-cell table:style-name="ce2"/>
          <table:table-cell table:style-name="ce6" office:value-type="float" office:value="511" calcext:value-type="float">
            <text:p>511</text:p>
          </table:table-cell>
          <table:table-cell table:style-name="ce10" office:value-type="float" office:value="6.583941" calcext:value-type="float">
            <text:p>6.583941</text:p>
          </table:table-cell>
          <table:table-cell table:style-name="ce10" office:value-type="float" office:value="1" calcext:value-type="float">
            <text:p>1</text:p>
          </table:table-cell>
          <table:table-cell table:style-name="ce13" table:formula="of:=([.$C$14]/[.C22])" office:value-type="float" office:value="680.04717417729" calcext:value-type="float">
            <text:p>680.0</text:p>
          </table:table-cell>
          <table:table-cell table:style-name="ce14" table:formula="of:=([.$D$14]/[.D22])" office:value-type="float" office:value="0.07313" calcext:value-type="float">
            <text:p>0.1</text:p>
          </table:table-cell>
          <table:table-cell table:style-name="ce15" table:formula="of:=[.B22]" office:value-type="float" office:value="511" calcext:value-type="float">
            <text:p>511</text:p>
          </table:table-cell>
          <table:table-cell table:style-name="ce13" table:formula="of:=([.E22]/[.$G22])" office:value-type="float" office:value="1.33081638782249" calcext:value-type="float">
            <text:p>1.3</text:p>
          </table:table-cell>
          <table:table-cell table:style-name="ce13" table:formula="of:=([.F22]/[.$G22])" office:value-type="float" office:value="0.000143111545988258" calcext:value-type="float">
            <text:p>0.0</text:p>
          </table:table-cell>
          <table:table-cell table:style-name="ce10"/>
          <table:table-cell table:style-name="ce16" table:number-columns-repeated="2"/>
          <table:table-cell table:style-name="ce10"/>
          <table:table-cell table:style-name="ce16" table:number-columns-repeated="2"/>
          <table:table-cell table:style-name="ce8" table:number-columns-repeated="10"/>
          <table:table-cell table:number-columns-repeated="99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7">
          <table:table-cell table:number-columns-repeated="3"/>
          <table:table-cell table:formula="of:=[.C18]/[.C21]" office:value-type="float" office:value="6.92684497616775" calcext:value-type="float">
            <text:p>6.9268449762</text:p>
          </table:table-cell>
          <table:table-cell/>
          <table:table-cell table:formula="of:=[.C18]/[.J16]" office:value-type="float" office:value="0.20398416761148" calcext:value-type="float">
            <text:p>0.2039841676</text:p>
          </table:table-cell>
          <table:table-cell table:style-name="Default" table:number-columns-repeated="2"/>
          <table:table-cell table:number-columns-repeated="1016"/>
        </table:table-row>
        <table:table-row table:style-name="ro7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7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__shared_1_0_0" table:base-cell-address="$'Sheet 1 - Table 1'.$A$1" table:expression="(#REF!/#REF!)"/>
      </table:named-expressions>
      <table:database-ranges>
        <table:database-range table:name="GrauArvore" table:target-range-address="'Sheet 1 - Table 1'.W5:'Sheet 1 - Table 1'.W5" table:orientation="column"/>
        <table:database-range table:name="NumProcessos" table:target-range-address="'Sheet 1 - Table 1'.S5:'Sheet 1 - Table 1'.S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6" number:language="en" number:country="US">
      <number:number number:decimal-places="1" loext:min-decimal-places="1" number:min-integer-digits="1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17:43:34.3005993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6:13:01.623614269</meta:creation-date>
    <meta:generator>LibreOffice/5.1.4.2$Linux_X86_64 LibreOffice_project/10m0$Build-2</meta:generator>
    <meta:editing-duration>PT2H53M26S</meta:editing-duration>
    <meta:editing-cycles>27</meta:editing-cycles>
    <dc:date>2017-11-16T19:07:39.385819663</dc:date>
    <meta:document-statistic meta:table-count="1" meta:cell-count="240" meta:object-count="6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1" loext:min-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001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22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22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22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1.837cm" svg:height="22.231cm" xlink:href=".." xlink:type="simple" chart:class="chart:bar" chart:style-name="ch1">
        <chart:title svg:x="10.224cm" svg:y="0.601cm" chart:style-name="ch2">
          <text:p>Bubble Sort 100.000 Elementos</text:p>
        </chart:title>
        <chart:legend svg:x="7.675cm" svg:y="21.166cm" style:legend-expansion="custom" chartooo:width="15.589cm" chartooo:height="1.042cm" style:legend-expansion-aspect-ratio="14.9606525911708" chart:style-name="ch3"/>
        <chart:plot-area chart:style-name="ch4" table:cell-range-address="'Sheet 1 - Table 1'.B4:'Sheet 1 - Table 1'.B10 'Sheet 1 - Table 1'.G3:'Sheet 1 - Table 1'.H3 'Sheet 1 - Table 1'.G4:'Sheet 1 - Table 1'.G10 'Sheet 1 - Table 1'.E3:'Sheet 1 - Table 1'.E10" chart:data-source-has-labels="both" svg:x="2.003cm" svg:y="1.839cm" svg:width="26.299cm" svg:height="17.278cm">
          <chartooo:coordinate-region svg:x="3.295cm" svg:y="2.078cm" svg:width="24.111cm" svg:height="16.313cm"/>
          <chart:axis chart:dimension="x" chart:name="primary-x" chart:style-name="ch5" chartooo:axis-type="auto">
            <chartooo:date-scale/>
            <chart:categories table:cell-range-address="'Sheet 1 - Table 1'.B4:'Sheet 1 - Table 1'.B10"/>
          </chart:axis>
          <chart:axis chart:dimension="x" chart:name="secondary-x" chart:style-name="ch6">
            <chart:title svg:x="13.623cm" svg:y="19.463cm" chart:style-name="ch7">
              <text:p>Núcleos</text:p>
            </chart:title>
          </chart:axis>
          <chart:axis chart:dimension="y" chart:name="primary-y" chart:style-name="ch8">
            <chart:title svg:x="28.632cm" svg:y="8.23cm" chart:style-name="ch7">
              <text:p>Eficiência</text:p>
            </chart:title>
          </chart:axis>
          <chart:axis chart:dimension="y" chart:name="secondary-y" chart:style-name="ch9">
            <chart:title svg:x="0.692cm" svg:y="13.259cm" chart:style-name="ch10">
              <text:p>Fator de Aceleração</text:p>
            </chart:title>
          </chart:axis>
          <chart:series chart:attached-axis="primary-y" chart:style-name="ch11" chart:values-cell-range-address="'Sheet 1 - Table 1'.G4:'Sheet 1 - Table 1'.G10" chart:label-cell-address="'Sheet 1 - Table 1'.H3:'Sheet 1 - Table 1'.H3" chart:class="chart:bar">
            <chart:data-point chart:repeated="7"/>
          </chart:series>
          <chart:series chart:attached-axis="secondary-y" chart:style-name="ch12" chart:values-cell-range-address="'Sheet 1 - Table 1'.E4:'Sheet 1 - Table 1'.E10" chart:label-cell-address="'Sheet 1 - Table 1'.E3:'Sheet 1 - Table 1'.E3" chart:class="chart:line">
            <chart:data-point chart:repeated="7"/>
          </chart:series>
          <chart:series chart:attached-axis="secondary-y" chart:style-name="ch13" chart:values-cell-range-address="'Sheet 1 - Table 1'.G4:'Sheet 1 - Table 1'.G10" chart:label-cell-address="'Sheet 1 - Table 1'.G3:'Sheet 1 - Table 1'.G3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 Bubble Sort</text:p>
                <draw:g>
                  <svg:desc>'Sheet 1 - Table 1'.H3:'Sheet 1 - Table 1'.H3</svg:desc>
                </draw:g>
              </table:table-cell>
              <table:table-cell office:value-type="string">
                <text:p>Speed-Up BubbleSort</text:p>
                <draw:g>
                  <svg:desc>'Sheet 1 - Table 1'.E3:'Sheet 1 - Table 1'.E3</svg:desc>
                </draw:g>
              </table:table-cell>
              <table:table-cell office:value-type="string">
                <text:p>Speed-Up Ideal</text:p>
                <draw:g>
                  <svg:desc>'Sheet 1 - Table 1'.G3:'Sheet 1 - Table 1'.G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B4:'Sheet 1 - Table 1'.B10</svg:desc>
                </draw:g>
              </table:table-cell>
              <table:table-cell office:value-type="float" office:value="1">
                <text:p>1</text:p>
                <draw:g>
                  <svg:desc>'Sheet 1 - Table 1'.G4:'Sheet 1 - Table 1'.G10</svg:desc>
                </draw:g>
              </table:table-cell>
              <table:table-cell office:value-type="float" office:value="1">
                <text:p>1</text:p>
                <draw:g>
                  <svg:desc>'Sheet 1 - Table 1'.E4:'Sheet 1 - Table 1'.E10</svg:desc>
                </draw:g>
              </table:table-cell>
              <table:table-cell office:value-type="float" office:value="1">
                <text:p>1</text:p>
                <draw:g>
                  <svg:desc>'Sheet 1 - Table 1'.G4:'Sheet 1 - Table 1'.G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9968456189788">
                <text:p>3.99684561897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5.7544358188009">
                <text:p>15.75443581880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4.3370842622572">
                <text:p>54.33708426225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18.394927373178">
                <text:p>118.39492737317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66.940542134496">
                <text:p>166.94054213449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55.836146400273">
                <text:p>155.836146400273</text:p>
              </table:table-cell>
              <table:table-cell office:value-type="float" office:value="127">
                <text:p>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1" loext:min-decimal-places="1"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22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22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22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22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22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1.831cm" svg:height="22.231cm" xlink:href=".." xlink:type="simple" chart:class="chart:bar" chart:style-name="ch1">
        <chart:title svg:x="10.218cm" svg:y="0.603cm" chart:style-name="ch2">
          <text:p>Quick Sort 100.000 Elementos</text:p>
        </chart:title>
        <chart:legend svg:x="7.673cm" svg:y="21.166cm" style:legend-expansion="custom" chartooo:width="15.586cm" chartooo:height="1.004cm" style:legend-expansion-aspect-ratio="15.5239043824701" chart:style-name="ch3"/>
        <chart:plot-area chart:style-name="ch4" table:cell-range-address="'Sheet 1 - Table 1'.B4:'Sheet 1 - Table 1'.B8 'Sheet 1 - Table 1'.I3:'Sheet 1 - Table 1'.I8 'Sheet 1 - Table 1'.F3:'Sheet 1 - Table 1'.G8" chart:data-source-has-labels="both" svg:x="2.267cm" svg:y="1.838cm" svg:width="25.895cm" svg:height="17.279cm">
          <chartooo:coordinate-region svg:x="3.294cm" svg:y="2.078cm" svg:width="24.106cm" svg:height="16.313cm"/>
          <chart:axis chart:dimension="x" chart:name="primary-x" chart:style-name="ch5" chartooo:axis-type="auto">
            <chartooo:date-scale/>
            <chart:categories table:cell-range-address="'Sheet 1 - Table 1'.B4:'Sheet 1 - Table 1'.B8"/>
          </chart:axis>
          <chart:axis chart:dimension="x" chart:name="secondary-x" chart:style-name="ch6">
            <chart:title svg:x="13.622cm" svg:y="19.463cm" chart:style-name="ch7">
              <text:p>Núcleos</text:p>
            </chart:title>
          </chart:axis>
          <chart:axis chart:dimension="y" chart:name="primary-y" chart:style-name="ch8">
            <chart:title svg:x="28.626cm" svg:y="8.23cm" chart:style-name="ch7">
              <text:p>Eficiência</text:p>
            </chart:title>
          </chart:axis>
          <chart:axis chart:dimension="y" chart:name="secondary-y" chart:style-name="ch9">
            <chart:title svg:x="0.691cm" svg:y="13.257cm" chart:style-name="ch10">
              <text:p>Fator de Aceleração</text:p>
            </chart:title>
          </chart:axis>
          <chart:series chart:attached-axis="primary-y" chart:style-name="ch11" chart:values-cell-range-address="'Sheet 1 - Table 1'.I4:'Sheet 1 - Table 1'.I8" chart:label-cell-address="'Sheet 1 - Table 1'.I3:'Sheet 1 - Table 1'.I3" chart:class="chart:bar">
            <chart:data-point chart:repeated="5"/>
          </chart:series>
          <chart:series chart:attached-axis="secondary-y" chart:style-name="ch12" chart:values-cell-range-address="'Sheet 1 - Table 1'.F4:'Sheet 1 - Table 1'.F8" chart:label-cell-address="'Sheet 1 - Table 1'.F3:'Sheet 1 - Table 1'.F3" chart:class="chart:line">
            <chart:data-point chart:repeated="5"/>
          </chart:series>
          <chart:series chart:attached-axis="secondary-y" chart:style-name="ch13" chart:values-cell-range-address="'Sheet 1 - Table 1'.G4:'Sheet 1 - Table 1'.G8" chart:label-cell-address="'Sheet 1 - Table 1'.G3:'Sheet 1 - Table 1'.G3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 Quick Sort</text:p>
                <draw:g>
                  <svg:desc>'Sheet 1 - Table 1'.I3:'Sheet 1 - Table 1'.I3</svg:desc>
                </draw:g>
              </table:table-cell>
              <table:table-cell office:value-type="string">
                <text:p>Speed-Up QuickSort</text:p>
                <draw:g>
                  <svg:desc>'Sheet 1 - Table 1'.F3:'Sheet 1 - Table 1'.F3</svg:desc>
                </draw:g>
              </table:table-cell>
              <table:table-cell office:value-type="string">
                <text:p>Speed-Up Ideal</text:p>
                <draw:g>
                  <svg:desc>'Sheet 1 - Table 1'.G3:'Sheet 1 - Table 1'.G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B4:'Sheet 1 - Table 1'.B8</svg:desc>
                </draw:g>
              </table:table-cell>
              <table:table-cell office:value-type="float" office:value="1">
                <text:p>1</text:p>
                <draw:g>
                  <svg:desc>'Sheet 1 - Table 1'.I4:'Sheet 1 - Table 1'.I8</svg:desc>
                </draw:g>
              </table:table-cell>
              <table:table-cell office:value-type="float" office:value="1">
                <text:p>1</text:p>
                <draw:g>
                  <svg:desc>'Sheet 1 - Table 1'.F4:'Sheet 1 - Table 1'.F8</svg:desc>
                </draw:g>
              </table:table-cell>
              <table:table-cell office:value-type="float" office:value="1">
                <text:p>1</text:p>
                <draw:g>
                  <svg:desc>'Sheet 1 - Table 1'.G4:'Sheet 1 - Table 1'.G8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27863755211646">
                <text:p>0.227863755211646</text:p>
              </table:table-cell>
              <table:table-cell office:value-type="float" office:value="0.683591265634937">
                <text:p>0.6835912656349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93845952356699">
                <text:p>0.093845952356699</text:p>
              </table:table-cell>
              <table:table-cell office:value-type="float" office:value="0.656921666496893">
                <text:p>0.6569216664968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377333099292025">
                <text:p>0.0377333099292025</text:p>
              </table:table-cell>
              <table:table-cell office:value-type="float" office:value="0.565999648938038">
                <text:p>0.5659996489380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149287591004317">
                <text:p>0.0149287591004317</text:p>
              </table:table-cell>
              <table:table-cell office:value-type="float" office:value="0.462791532113384">
                <text:p>0.462791532113384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1" loext:min-decimal-places="1"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22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22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22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22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22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1.832cm" svg:height="22.231cm" xlink:href=".." xlink:type="simple" chart:class="chart:bar" chart:style-name="ch1">
        <chart:title svg:x="10.225cm" svg:y="0.604cm" chart:style-name="ch2">
          <text:p>Bubble Sort 1.000.000 Elementos</text:p>
        </chart:title>
        <chart:legend svg:x="7.673cm" svg:y="21.166cm" style:legend-expansion="custom" chartooo:width="15.587cm" chartooo:height="1.043cm" style:legend-expansion-aspect-ratio="14.9443911792905" chart:style-name="ch3"/>
        <chart:plot-area chart:style-name="ch4" table:cell-range-address="'Sheet 1 - Table 1'.B14:'Sheet 1 - Table 1'.B22 'Sheet 1 - Table 1'.G13:'Sheet 1 - Table 1'.H22 'Sheet 1 - Table 1'.E13:'Sheet 1 - Table 1'.E22" chart:data-source-has-labels="both" svg:x="2.002cm" svg:y="1.839cm" svg:width="26.161cm" svg:height="17.278cm">
          <chartooo:coordinate-region svg:x="3.294cm" svg:y="2.078cm" svg:width="24.107cm" svg:height="16.313cm"/>
          <chart:axis chart:dimension="x" chart:name="primary-x" chart:style-name="ch5" chartooo:axis-type="auto">
            <chartooo:date-scale/>
            <chart:categories table:cell-range-address="'Sheet 1 - Table 1'.B14:'Sheet 1 - Table 1'.B22"/>
          </chart:axis>
          <chart:axis chart:dimension="x" chart:name="secondary-x" chart:style-name="ch6">
            <chart:title svg:x="13.623cm" svg:y="19.463cm" chart:style-name="ch7">
              <text:p>Núcleos</text:p>
            </chart:title>
          </chart:axis>
          <chart:axis chart:dimension="y" chart:name="primary-y" chart:style-name="ch8">
            <chart:title svg:x="28.627cm" svg:y="8.23cm" chart:style-name="ch7">
              <text:p>Eficiência</text:p>
            </chart:title>
          </chart:axis>
          <chart:axis chart:dimension="y" chart:name="secondary-y" chart:style-name="ch9">
            <chart:title svg:x="0.691cm" svg:y="13.256cm" chart:style-name="ch10">
              <text:p>Fator de Aceleração</text:p>
            </chart:title>
          </chart:axis>
          <chart:series chart:attached-axis="primary-y" chart:style-name="ch11" chart:values-cell-range-address="'Sheet 1 - Table 1'.H14:'Sheet 1 - Table 1'.H22" chart:label-cell-address="'Sheet 1 - Table 1'.H13:'Sheet 1 - Table 1'.H13" chart:class="chart:bar">
            <chart:data-point chart:repeated="9"/>
          </chart:series>
          <chart:series chart:attached-axis="secondary-y" chart:style-name="ch12" chart:values-cell-range-address="'Sheet 1 - Table 1'.E14:'Sheet 1 - Table 1'.E22" chart:label-cell-address="'Sheet 1 - Table 1'.E13:'Sheet 1 - Table 1'.E13" chart:class="chart:line">
            <chart:data-point chart:repeated="9"/>
          </chart:series>
          <chart:series chart:attached-axis="secondary-y" chart:style-name="ch13" chart:values-cell-range-address="'Sheet 1 - Table 1'.G14:'Sheet 1 - Table 1'.G22" chart:label-cell-address="'Sheet 1 - Table 1'.G13:'Sheet 1 - Table 1'.G13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 Bubble Sort</text:p>
                <draw:g>
                  <svg:desc>'Sheet 1 - Table 1'.H13:'Sheet 1 - Table 1'.H13</svg:desc>
                </draw:g>
              </table:table-cell>
              <table:table-cell office:value-type="string">
                <text:p>Speed-Up BubbleSort</text:p>
                <draw:g>
                  <svg:desc>'Sheet 1 - Table 1'.E13:'Sheet 1 - Table 1'.E13</svg:desc>
                </draw:g>
              </table:table-cell>
              <table:table-cell office:value-type="string">
                <text:p>Speed-Up Ideal</text:p>
                <draw:g>
                  <svg:desc>'Sheet 1 - Table 1'.G13:'Sheet 1 - Table 1'.G1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B14:'Sheet 1 - Table 1'.B22</svg:desc>
                </draw:g>
              </table:table-cell>
              <table:table-cell office:value-type="float" office:value="1">
                <text:p>1</text:p>
                <draw:g>
                  <svg:desc>'Sheet 1 - Table 1'.H14:'Sheet 1 - Table 1'.H22</svg:desc>
                </draw:g>
              </table:table-cell>
              <table:table-cell office:value-type="float" office:value="1">
                <text:p>1</text:p>
                <draw:g>
                  <svg:desc>'Sheet 1 - Table 1'.E14:'Sheet 1 - Table 1'.E22</svg:desc>
                </draw:g>
              </table:table-cell>
              <table:table-cell office:value-type="float" office:value="1">
                <text:p>1</text:p>
                <draw:g>
                  <svg:desc>'Sheet 1 - Table 1'.G14:'Sheet 1 - Table 1'.G2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3261864603696">
                <text:p>1.3261864603696</text:p>
              </table:table-cell>
              <table:table-cell office:value-type="float" office:value="3.97855938110879">
                <text:p>3.978559381108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26744204078612">
                <text:p>2.26744204078612</text:p>
              </table:table-cell>
              <table:table-cell office:value-type="float" office:value="15.8720942855029">
                <text:p>15.87209428550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.03809132236823">
                <text:p>4.03809132236823</text:p>
              </table:table-cell>
              <table:table-cell office:value-type="float" office:value="60.5713698355235">
                <text:p>60.57136983552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.94261582051236">
                <text:p>3.94261582051236</text:p>
              </table:table-cell>
              <table:table-cell office:value-type="float" office:value="122.221090435883">
                <text:p>122.2210904358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3.68562885424599">
                <text:p>3.68562885424599</text:p>
              </table:table-cell>
              <table:table-cell office:value-type="float" office:value="232.194617817498">
                <text:p>232.1946178174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.66427707727662">
                <text:p>3.66427707727662</text:p>
              </table:table-cell>
              <table:table-cell office:value-type="float" office:value="465.363188814131">
                <text:p>465.36318881413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3.32002567163742">
                <text:p>3.32002567163742</text:p>
              </table:table-cell>
              <table:table-cell office:value-type="float" office:value="846.606546267542">
                <text:p>846.60654626754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1.33081638782249">
                <text:p>1.33081638782249</text:p>
              </table:table-cell>
              <table:table-cell office:value-type="float" office:value="680.04717417729">
                <text:p>680.04717417729</text:p>
              </table:table-cell>
              <table:table-cell office:value-type="float" office:value="511">
                <text:p>5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1" loext:min-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22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22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22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22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1.831cm" svg:height="22.231cm" xlink:href=".." xlink:type="simple" chart:class="chart:bar" chart:style-name="ch1">
        <chart:title svg:x="10.224cm" svg:y="0.605cm" chart:style-name="ch2">
          <text:p>Quick Sort 1.000.000 Elementos</text:p>
        </chart:title>
        <chart:legend svg:x="7.673cm" svg:y="21.166cm" style:legend-expansion="custom" chartooo:width="15.586cm" chartooo:height="1.004cm" style:legend-expansion-aspect-ratio="15.5239043824701" chart:style-name="ch3"/>
        <chart:plot-area chart:style-name="ch4" table:cell-range-address="'Sheet 1 - Table 1'.B14:'Sheet 1 - Table 1'.B18 'Sheet 1 - Table 1'.I13:'Sheet 1 - Table 1'.I18 'Sheet 1 - Table 1'.F13:'Sheet 1 - Table 1'.G18" chart:data-source-has-labels="both" svg:x="2.267cm" svg:y="1.838cm" svg:width="25.895cm" svg:height="17.279cm">
          <chartooo:coordinate-region svg:x="3.294cm" svg:y="2.078cm" svg:width="24.106cm" svg:height="16.313cm"/>
          <chart:axis chart:dimension="x" chart:name="primary-x" chart:style-name="ch5" chartooo:axis-type="auto">
            <chartooo:date-scale/>
            <chart:categories table:cell-range-address="'Sheet 1 - Table 1'.B14:'Sheet 1 - Table 1'.B18"/>
          </chart:axis>
          <chart:axis chart:dimension="x" chart:name="secondary-x" chart:style-name="ch6">
            <chart:title svg:x="13.624cm" svg:y="19.463cm" chart:style-name="ch7">
              <text:p>Núcleos</text:p>
            </chart:title>
          </chart:axis>
          <chart:axis chart:dimension="y" chart:name="primary-y" chart:style-name="ch8">
            <chart:title svg:x="28.626cm" svg:y="8.23cm" chart:style-name="ch7">
              <text:p>Eficiência</text:p>
            </chart:title>
          </chart:axis>
          <chart:axis chart:dimension="y" chart:name="secondary-y" chart:style-name="ch9">
            <chart:title svg:x="0.691cm" svg:y="13.255cm" chart:style-name="ch10">
              <text:p>Fator de Aceleração</text:p>
            </chart:title>
          </chart:axis>
          <chart:series chart:attached-axis="primary-y" chart:style-name="ch11" chart:values-cell-range-address="'Sheet 1 - Table 1'.I14:'Sheet 1 - Table 1'.I18" chart:label-cell-address="'Sheet 1 - Table 1'.I13:'Sheet 1 - Table 1'.I13" chart:class="chart:bar">
            <chart:data-point chart:repeated="5"/>
          </chart:series>
          <chart:series chart:attached-axis="secondary-y" chart:style-name="ch12" chart:values-cell-range-address="'Sheet 1 - Table 1'.F14:'Sheet 1 - Table 1'.F18" chart:label-cell-address="'Sheet 1 - Table 1'.F13:'Sheet 1 - Table 1'.F13" chart:class="chart:line">
            <chart:data-point chart:repeated="5"/>
          </chart:series>
          <chart:series chart:attached-axis="secondary-y" chart:style-name="ch13" chart:values-cell-range-address="'Sheet 1 - Table 1'.G14:'Sheet 1 - Table 1'.G18" chart:label-cell-address="'Sheet 1 - Table 1'.G13:'Sheet 1 - Table 1'.G13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 Quick Sort</text:p>
                <draw:g>
                  <svg:desc>'Sheet 1 - Table 1'.I13:'Sheet 1 - Table 1'.I13</svg:desc>
                </draw:g>
              </table:table-cell>
              <table:table-cell office:value-type="string">
                <text:p>Speed-Up(QuickSort)</text:p>
                <draw:g>
                  <svg:desc>'Sheet 1 - Table 1'.F13:'Sheet 1 - Table 1'.F13</svg:desc>
                </draw:g>
              </table:table-cell>
              <table:table-cell office:value-type="string">
                <text:p>Speed-Up Ideal</text:p>
                <draw:g>
                  <svg:desc>'Sheet 1 - Table 1'.G13:'Sheet 1 - Table 1'.G1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B14:'Sheet 1 - Table 1'.B18</svg:desc>
                </draw:g>
              </table:table-cell>
              <table:table-cell office:value-type="float" office:value="1">
                <text:p>1</text:p>
                <draw:g>
                  <svg:desc>'Sheet 1 - Table 1'.I14:'Sheet 1 - Table 1'.I18</svg:desc>
                </draw:g>
              </table:table-cell>
              <table:table-cell office:value-type="float" office:value="1">
                <text:p>1</text:p>
                <draw:g>
                  <svg:desc>'Sheet 1 - Table 1'.F14:'Sheet 1 - Table 1'.F18</svg:desc>
                </draw:g>
              </table:table-cell>
              <table:table-cell office:value-type="float" office:value="1">
                <text:p>1</text:p>
                <draw:g>
                  <svg:desc>'Sheet 1 - Table 1'.G14:'Sheet 1 - Table 1'.G18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77950395625636">
                <text:p>0.377950395625636</text:p>
              </table:table-cell>
              <table:table-cell office:value-type="float" office:value="1.13385118687691">
                <text:p>1.133851186876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59918302368706">
                <text:p>0.159918302368706</text:p>
              </table:table-cell>
              <table:table-cell office:value-type="float" office:value="1.11942811658095">
                <text:p>1.119428116580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591537447321378">
                <text:p>0.0591537447321378</text:p>
              </table:table-cell>
              <table:table-cell office:value-type="float" office:value="0.887306170982067">
                <text:p>0.8873061709820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239980494406417">
                <text:p>0.0239980494406417</text:p>
              </table:table-cell>
              <table:table-cell office:value-type="float" office:value="0.743939532659892">
                <text:p>0.743939532659892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1" loext:min-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number:number-style style:name="N10156" number:language="en" number:country="US">
      <number:number number:decimal-places="1" loext:min-decimal-places="1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156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001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22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22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22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1.855cm" svg:height="22.23cm" xlink:href=".." xlink:type="simple" chart:class="chart:bar" chart:column-mapping="2 1 0" chart:style-name="ch1">
        <chart:title svg:x="10.234cm" svg:y="0.603cm" chart:style-name="ch2">
          <text:p>Bubble Sort 1.000.000 Elementos
Com 20% local sort</text:p>
        </chart:title>
        <chart:legend svg:x="7.678cm" svg:y="21.165cm" style:legend-expansion="custom" chartooo:width="15.598cm" chartooo:height="1.054cm" style:legend-expansion-aspect-ratio="14.7988614800759" chart:style-name="ch3"/>
        <chart:plot-area chart:style-name="ch4" table:cell-range-address="'Sheet 1 - Table 1'.B14:'Sheet 1 - Table 1'.B18 'Sheet 1 - Table 1'.K13:'Sheet 1 - Table 1'.L18 'Sheet 1 - Table 1'.G13:'Sheet 1 - Table 1'.G18" chart:data-source-has-labels="both" svg:x="2.666cm" svg:y="1.838cm" svg:width="25.517cm" svg:height="17.277cm">
          <chartooo:coordinate-region svg:x="3.296cm" svg:y="2.077cm" svg:width="24.124cm" svg:height="16.312cm"/>
          <chart:axis chart:dimension="x" chart:name="primary-x" chart:style-name="ch5" chartooo:axis-type="auto">
            <chartooo:date-scale/>
            <chart:categories table:cell-range-address="'Sheet 1 - Table 1'.B14:'Sheet 1 - Table 1'.B18"/>
          </chart:axis>
          <chart:axis chart:dimension="x" chart:name="secondary-x" chart:style-name="ch6">
            <chart:title svg:x="13.634cm" svg:y="19.464cm" chart:style-name="ch7">
              <text:p>Núcleos</text:p>
            </chart:title>
          </chart:axis>
          <chart:axis chart:dimension="y" chart:name="primary-y" chart:style-name="ch8">
            <chart:title svg:x="28.647cm" svg:y="8.231cm" chart:style-name="ch7">
              <text:p>Eficiência</text:p>
            </chart:title>
          </chart:axis>
          <chart:axis chart:dimension="y" chart:name="secondary-y" chart:style-name="ch9">
            <chart:title svg:x="0.693cm" svg:y="13.253cm" chart:style-name="ch10">
              <text:p>Fator de Aceleração</text:p>
            </chart:title>
          </chart:axis>
          <chart:series chart:attached-axis="primary-y" chart:style-name="ch11" chart:values-cell-range-address="'Sheet 1 - Table 1'.L14:'Sheet 1 - Table 1'.L18" chart:label-cell-address="'Sheet 1 - Table 1'.L13:'Sheet 1 - Table 1'.L13" chart:class="chart:bar">
            <chart:data-point chart:repeated="5"/>
          </chart:series>
          <chart:series chart:attached-axis="secondary-y" chart:style-name="ch12" chart:values-cell-range-address="'Sheet 1 - Table 1'.K14:'Sheet 1 - Table 1'.K18" chart:label-cell-address="'Sheet 1 - Table 1'.K13:'Sheet 1 - Table 1'.K13" chart:class="chart:line">
            <chart:data-point chart:repeated="5"/>
          </chart:series>
          <chart:series chart:attached-axis="secondary-y" chart:style-name="ch13" chart:values-cell-range-address="'Sheet 1 - Table 1'.G14:'Sheet 1 - Table 1'.G18" chart:label-cell-address="'Sheet 1 - Table 1'.G13:'Sheet 1 - Table 1'.G13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 Bubble Sort
Com 20% local sort</text:p>
                <draw:g>
                  <svg:desc>'Sheet 1 - Table 1'.L13:'Sheet 1 - Table 1'.L13</svg:desc>
                </draw:g>
              </table:table-cell>
              <table:table-cell office:value-type="string">
                <text:p>Speed-Up BubbleSort
Com 20% local sort</text:p>
                <draw:g>
                  <svg:desc>'Sheet 1 - Table 1'.K13:'Sheet 1 - Table 1'.K13</svg:desc>
                </draw:g>
              </table:table-cell>
              <table:table-cell office:value-type="string">
                <text:p>Speed-Up Ideal</text:p>
                <draw:g>
                  <svg:desc>'Sheet 1 - Table 1'.G13:'Sheet 1 - Table 1'.G1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B14:'Sheet 1 - Table 1'.B18</svg:desc>
                </draw:g>
              </table:table-cell>
              <table:table-cell office:value-type="float" office:value="1">
                <text:p>1</text:p>
                <draw:g>
                  <svg:desc>'Sheet 1 - Table 1'.L14:'Sheet 1 - Table 1'.L18</svg:desc>
                </draw:g>
              </table:table-cell>
              <table:table-cell office:value-type="float" office:value="1">
                <text:p>1</text:p>
                <draw:g>
                  <svg:desc>'Sheet 1 - Table 1'.K14:'Sheet 1 - Table 1'.K18</svg:desc>
                </draw:g>
              </table:table-cell>
              <table:table-cell office:value-type="float" office:value="1">
                <text:p>1</text:p>
                <draw:g>
                  <svg:desc>'Sheet 1 - Table 1'.G14:'Sheet 1 - Table 1'.G18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98020537593493">
                <text:p>1.98020537593493</text:p>
              </table:table-cell>
              <table:table-cell office:value-type="float" office:value="5.9406161278048">
                <text:p>5.94061612780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38304222879883">
                <text:p>3.38304222879883</text:p>
              </table:table-cell>
              <table:table-cell office:value-type="float" office:value="23.6812956015918">
                <text:p>23.68129560159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49979219599137">
                <text:p>1.49979219599137</text:p>
              </table:table-cell>
              <table:table-cell office:value-type="float" office:value="22.4968829398705">
                <text:p>22.49688293987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7394614120341">
                <text:p>0.37394614120341</text:p>
              </table:table-cell>
              <table:table-cell office:value-type="float" office:value="11.5923303773057">
                <text:p>11.5923303773057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207cm" svg:height="24.121cm" xlink:href=".." xlink:type="simple" chart:class="chart:bar" chart:style-name="ch1">
        <chart:title svg:x="17.644cm" svg:y="0.618cm" chart:style-name="ch2">
          <text:p>Comparativos</text:p>
        </chart:title>
        <chart:legend chart:legend-position="end" svg:x="25.497cm" svg:y="10.188cm" style:legend-expansion="high" chart:style-name="ch3"/>
        <chart:plot-area chart:style-name="ch4" table:cell-range-address="'Sheet 1 - Table 1'.E18:'Sheet 1 - Table 1'.E18 'Sheet 1 - Table 1'.E21:'Sheet 1 - Table 1'.E21 'Sheet 1 - Table 1'.J16:'Sheet 1 - Table 1'.J16" chart:data-source-has-labels="row" svg:x="0.764cm" svg:y="1.879cm" svg:width="23.969cm" svg:height="21.76cm">
          <chartooo:coordinate-region svg:x="1.862cm" svg:y="2.078cm" svg:width="22.871cm" svg:height="21.3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heet 1 - Table 1'.E18:'Sheet 1 - Table 1'.E18" loext:label-string="&quot;Melhor speedup Bubble Sort (até HT)&quot;" chart:class="chart:bar">
            <chart:data-point/>
          </chart:series>
          <chart:series chart:style-name="ch9" chart:values-cell-range-address="'Sheet 1 - Table 1'.E21:'Sheet 1 - Table 1'.E21" loext:label-string="&quot;Melhor speedup (Após HT)&quot;" chart:class="chart:bar">
            <chart:data-point/>
          </chart:series>
          <chart:series chart:style-name="ch10" chart:values-cell-range-address="'Sheet 1 - Table 1'.J16:'Sheet 1 - Table 1'.J16" loext:label-string="&quot;Melhor speedup com local sort 20%&quot;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lhor speedup Bubble Sort (até HT)</text:p>
              </table:table-cell>
              <table:table-cell office:value-type="string">
                <text:p>Melhor speedup (Após HT)</text:p>
              </table:table-cell>
              <table:table-cell office:value-type="string">
                <text:p>Melhor speedup com local sort 20%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22.221090435883">
                <text:p>122.221090435883</text:p>
                <draw:g>
                  <svg:desc>'Sheet 1 - Table 1'.E18:'Sheet 1 - Table 1'.E18</svg:desc>
                </draw:g>
              </table:table-cell>
              <table:table-cell office:value-type="float" office:value="846.606546267542">
                <text:p>846.606546267542</text:p>
                <draw:g>
                  <svg:desc>'Sheet 1 - Table 1'.E21:'Sheet 1 - Table 1'.E21</svg:desc>
                </draw:g>
              </table:table-cell>
              <table:table-cell office:value-type="float" office:value="179.590085">
                <text:p>179.590085</text:p>
                <draw:g>
                  <svg:desc>'Sheet 1 - Table 1'.J16:'Sheet 1 - Table 1'.J16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